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Ex 1 </text:p>
          </table:table-cell>
          <table:covered-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02" calcext:value-type="float">
            <text:p>13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896" calcext:value-type="float">
            <text:p>1058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7752" calcext:value-type="float">
            <text:p>9677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97850" calcext:value-type="float">
            <text:p>97978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864110" calcext:value-type="float">
            <text:p>108864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0:33:50.697330805</meta:creation-date>
    <meta:generator>LibreOffice/7.4.7.2$Linux_X86_64 LibreOffice_project/40$Build-2</meta:generator>
    <dc:date>2025-01-27T11:00:31.930931976</dc:date>
    <meta:editing-duration>PT26M40S</meta:editing-duration>
    <meta:editing-cycles>7</meta:editing-cycles>
    <meta:document-statistic meta:table-count="1" meta:cell-count="15" meta:object-count="0"/>
  </office:meta>
</office:document-meta>
</file>